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bold" officeooo:paragraph-rsid="000101ac" style:font-weight-asian="bold" style:font-weight-complex="bold"/>
    </style:style>
    <style:style style:name="P4" style:family="paragraph" style:parent-style-name="Standard">
      <style:text-properties style:font-name="Arial" fo:font-weight="bold" officeooo:rsid="00017acf" officeooo:paragraph-rsid="00017acf" style:font-weight-asian="bold" style:font-weight-complex="bold"/>
    </style:style>
    <style:style style:name="P5" style:family="paragraph" style:parent-style-name="Standard">
      <style:text-properties style:font-name="Arial" fo:font-weight="bold" officeooo:rsid="000270c8" officeooo:paragraph-rsid="000270c8" style:font-weight-asian="bold" style:font-weight-complex="bold"/>
    </style:style>
    <style:style style:name="P6" style:family="paragraph" style:parent-style-name="Standard">
      <style:text-properties style:font-name="Arial" officeooo:paragraph-rsid="000101ac"/>
    </style:style>
    <style:style style:name="P7" style:family="paragraph" style:parent-style-name="Standard">
      <style:text-properties style:font-name="Arial" officeooo:rsid="000101ac" officeooo:paragraph-rsid="000101ac"/>
    </style:style>
    <style:style style:name="T1" style:family="text">
      <style:text-properties officeooo:rsid="000101a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70c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-- <text:span text:style-name="T1">Comando do Git e GitHub -----</text:span></text:p>
      <text:p text:style-name="P3"/>
      <text:p text:style-name="P6">git branch<text:tab/>Mostra todas as branch</text:p>
      <text:p text:style-name="P1">git branch &lt;&lt; nome branch&gt;&gt;</text:p>
      <text:p text:style-name="P1">git checkout &lt;&lt;nome branch&gt;&gt;<text:tab/>Altera para o branch nome branch</text:p>
      <text:p text:style-name="P1">git branch -D &lt;&lt;nome branch&gt;&gt;<text:tab/> deleta uma branch</text:p>
      <text:p text:style-name="P1">touch &lt;&lt;nome arquivo&gt;. cria um arquivo</text:p>
      <text:p text:style-name="P1">git push origin &lt;&lt;nome branch&gt;<text:tab/>Envia dados da branch para repositorio remoto</text:p>
      <text:p text:style-name="P1">git log --stat <text:tab/>Verica todas as commits e estatistica</text:p>
      <text:p text:style-name="P1">git remote -v <text:tab/>Mostra os repostorios remotos e a URL</text:p>
      <text:p text:style-name="P1">git rebase</text:p>
      <text:p text:style-name="P1">git tag 'Texto' <text:tab/>marcar compromissos especificos</text:p>
      <text:p text:style-name="P1">git merge &lt;&lt;nome branch&gt;&gt; <text:tab/>Mescla as alterações</text:p>
      <text:p text:style-name="P1">git checkout -- Nome arquivo<text:tab/>Reseta as alterações no arquivo</text:p>
      <text:p text:style-name="P1"/>
      <text:p text:style-name="P2">--------Criando um repositório para seus projetos inovadores ---</text:p>
      <text:p text:style-name="P1"/>
      <text:p text:style-name="P1">Fazer o ReadME no link. Auxilia visualizar em tempo real como vai ficar o ReadMe</text:p>
      <text:p text:style-name="P1">pandao.github.io</text:p>
      <text:p text:style-name="P1"/>
      <text:p text:style-name="P1">Formato Padrão:</text:p>
      <text:p text:style-name="P1"/>
      <text:p text:style-name="P1">Objetivo</text:p>
      <text:p text:style-name="P1">Bibliotecas Utilizadas</text:p>
      <text:p text:style-name="P1">APIs</text:p>
      <text:p text:style-name="P1"/>
      <text:p text:style-name="P1">Imagem mostrando o processo</text:p>
      <text:p text:style-name="P1"/>
      <text:p text:style-name="P1">Como instalar para utilizar o aplicativo</text:p>
      <text:p text:style-name="P1"/>
      <text:p text:style-name="P2">-----Fundamentos de Arquitetura de sistemas---</text:p>
      <text:p text:style-name="P1"/>
      <text:p text:style-name="P1">Serviços Web: Sol<text:span text:style-name="T1">uções para aplicações se comunicarem independente de linguagem,softawes e hardwares</text:span></text:p>
      <text:p text:style-name="P1">→<text:span text:style-name="T1"> Sao API´s que se comunicam por meio de redes sobre o protocolo</text:span></text:p>
      <text:p text:style-name="P1"/>
      <text:p text:style-name="P1">- <text:span text:style-name="T1">Vantagens: Linguagem Comum / Integração/ Reutilização de Implementação / Segurança / Custos</text:span></text:p>
      <text:p text:style-name="P1"/>
      <text:p text:style-name="P7">Principais Tecnologias: SOAP / REST / Linguagem XML / Linguagem JSON</text:p>
      <text:p text:style-name="P7"/>
      <text:p text:style-name="P4">SOAP<text:span text:style-name="T2"> – Simple Obejct Access Protocol</text:span></text:p>
      <text:p text:style-name="P4"><text:span text:style-name="T2">É um protocolo baseado em XML para acessar serviços web principalmente por HTTP</text:span></text:p>
      <text:p text:style-name="P4"><text:span text:style-name="T2">É independente de plataforma e software utilizando a lingaugem comum XML</text:span></text:p>
      <text:p text:style-name="P4"><text:span text:style-name="T2"/></text:p>
      <text:p text:style-name="P4"><text:span text:style-name="T2">Estrutura do SOAP:</text:span></text:p>
      <text:p text:style-name="P4"><text:span text:style-name="T2">SOAP Envelope – Tag Pai – primeiro elemento q</text:span><text:span text:style-name="T3">u</text:span><text:span text:style-name="T2">e encapsula toda mensagem SOAP</text:span></text:p>
      <text:p text:style-name="P4"><text:span text:style-name="T2">SOAP Header – Elemento onde possui informações de atributos e metadados</text:span></text:p>
      <text:p text:style-name="P4"><text:span text:style-name="T2">SOAP Body – Elemento que contem detalhes da requisição</text:span></text:p>
      <text:p text:style-name="P4"><text:soft-page-break/><text:span text:style-name="T2"/></text:p>
      <text:p text:style-name="P4"><text:span text:style-name="T2"/></text:p>
      <text:p text:style-name="P4">XML-<text:span text:style-name="T2"> Extensible MarkUp Language</text:span></text:p>
      <text:p text:style-name="P4"><text:span text:style-name="T2">É uma linguagem de marcação, utilizando tags facilitando a separação de conteúdo</text:span></text:p>
      <text:p text:style-name="P4"><text:span text:style-name="T2"/></text:p>
      <text:p text:style-name="P5">WSDL<text:span text:style-name="T2"> – Web Services Description Language</text:span></text:p>
      <text:p text:style-name="P5"><text:span text:style-name="T2">Usado para descrever Web Services funciona como um contrato do serviço</text:span></text:p>
      <text:p text:style-name="P5"/>
      <text:p text:style-name="P5">XSD – XML Schema Definiton</text:p>
      <text:p text:style-name="P5"><text:span text:style-name="T2">É um schema no formato XML para definir a estrutura de dados que será validada no XML</text:span></text:p>
      <text:p text:style-name="P5"><text:span text:style-name="T2">Ex: Campos obrigatorios ; Tipos obrigatorio do Dados , etc..</text:span></text:p>
      <text:p text:style-name="P5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5-20T07:20:53.492000000</dc:date>
    <meta:editing-duration>PT9H49M56S</meta:editing-duration>
    <meta:editing-cycles>3</meta:editing-cycles>
    <meta:document-statistic meta:table-count="0" meta:image-count="0" meta:object-count="0" meta:page-count="2" meta:paragraph-count="41" meta:word-count="319" meta:character-count="2031" meta:non-whitespace-character-count="1744"/>
  </office:meta>
</office:document-meta>
</file>